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73ed" officeooo:paragraph-rsid="000c73ed"/>
    </style:style>
    <style:style style:name="P2" style:family="paragraph" style:parent-style-name="Standard">
      <style:text-properties officeooo:paragraph-rsid="000c73ed"/>
    </style:style>
    <style:style style:name="P3" style:family="paragraph" style:parent-style-name="Standard">
      <style:text-properties officeooo:rsid="000c73ed" officeooo:paragraph-rsid="000c73ed"/>
    </style:style>
    <style:style style:name="P4" style:family="paragraph" style:parent-style-name="Standard">
      <style:text-properties officeooo:rsid="000dbcde" officeooo:paragraph-rsid="000dbcde"/>
    </style:style>
    <style:style style:name="P5" style:family="paragraph" style:parent-style-name="Standard">
      <style:text-properties officeooo:paragraph-rsid="000dbcde"/>
    </style:style>
    <style:style style:name="P6" style:family="paragraph" style:parent-style-name="Standard">
      <style:text-properties officeooo:rsid="000fab3c" officeooo:paragraph-rsid="000fab3c"/>
    </style:style>
    <style:style style:name="T1" style:family="text">
      <style:text-properties officeooo:rsid="000c73ed"/>
    </style:style>
    <style:style style:name="T2" style:family="text">
      <style:text-properties officeooo:rsid="000dbc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Loops</text:p>
      <text:p text:style-name="P2"><text:a xlink:type="simple" xlink:href="http://www.koonsolo.com/news/dewitters-gameloop/" text:style-name="Internet_20_link" text:visited-style-name="Visited_20_Internet_20_Link"><text:span text:style-name="T1">http://www.koonsolo.com/news/dewitters-gameloop/</text:span></text:a></text:p>
      <text:p text:style-name="P1"/>
      <text:p text:style-name="P4">Direct X 11 tutorials</text:p>
      <text:p text:style-name="P5"><text:a xlink:type="simple" xlink:href="http://www.rastertek.com/tutdx11s2ter.html" text:style-name="Internet_20_link" text:visited-style-name="Visited_20_Internet_20_Link"><text:span text:style-name="T2">http://www.rastertek.com/tutdx11s2ter.html</text:span></text:a></text:p>
      <text:p text:style-name="P5"/>
      <text:p text:style-name="P6">Water simulation using virtual pipes</text:p>
      <text:p text:style-name="P6"><text:a xlink:type="simple" xlink:href="https://hal.archives-ouvertes.fr/inria-00402079/document" text:style-name="Internet_20_link" text:visited-style-name="Visited_20_Internet_20_Link">https://hal.archives-ouvertes.fr/inria-00402079/document</text:a></text:p>
      <text:p text:style-name="P6"/>
      <text:p text:style-name="P6">Droplet erosion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9:06:00.67</meta:creation-date>
    <dc:date>2017-12-24T18:02:07.815000000</dc:date>
    <meta:editing-duration>PT18M53S</meta:editing-duration>
    <meta:editing-cycles>3</meta:editing-cycles>
    <meta:generator>LibreOffice/5.4.0.3$Windows_X86_64 LibreOffice_project/7556cbc6811c9d992f4064ab9287069087d7f62c</meta:generator>
    <meta:document-statistic meta:table-count="0" meta:image-count="0" meta:object-count="0" meta:page-count="1" meta:paragraph-count="7" meta:word-count="16" meta:character-count="228" meta:non-whitespace-character-count="219"/>
  </office:meta>
</office:document-meta>
</file>